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2C1E7EAC02.png" manifest:media-type="image/png"/>
  <manifest:file-entry manifest:full-path="Pictures/10000000000001B80000005DE76D450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a007" officeooo:paragraph-rsid="0013a007"/>
    </style:style>
    <style:style style:name="P2" style:family="paragraph" style:parent-style-name="Standard">
      <style:text-properties officeooo:rsid="0017af9b" officeooo:paragraph-rsid="0017af9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draw:frame draw:style-name="fr1" draw:name="Name" text:anchor-type="char" svg:x="0.42cm" svg:y="0.12cm" svg:width="4.233cm" svg:height="2.54cm" draw:z-index="0"><draw:image xlink:href="Pictures/10000001000001F40000012C1E7EAC02.png" xlink:type="simple" xlink:show="embed" xlink:actuate="onLoad" draw:mime-type="image/png"/><svg:title>Text Alternative</svg:title><svg:desc>${Image $name:"name1", keepWidth:false, $data:"data", mimeType:"png"}</svg:desc></draw:frame></text:p>
      <text:p text:style-name="P2">A</text:p>
      <text:p text:style-name="P2">A</text:p>
      <text:p text:style-name="P2">A</text:p>
      <text:p text:style-name="P2">A</text:p>
      <text:p text:style-name="P2">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BBBBBBBBBBBB</text:p>
      <text:p text:style-name="P1"><draw:frame draw:style-name="fr2" draw:name="Image1" text:anchor-type="char" svg:x="0.021cm" svg:y="0.134cm" svg:width="3.729cm" svg:height="0.788cm" draw:z-index="1"><draw:image xlink:href="Pictures/10000000000001B80000005DE76D4505.jpg" xlink:type="simple" xlink:show="embed" xlink:actuate="onLoad" draw:mime-type="image/jpeg"/><svg:desc>${Image $name:"name2", keepWidth:true, $uri:"uri"}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3T01:19:08.187000000</meta:creation-date>
    <dc:date>2025-05-17T12:49:52.447793900</dc:date>
    <meta:editing-duration>PT31M41S</meta:editing-duration>
    <meta:editing-cycles>6</meta:editing-cycles>
    <meta:generator>LibreOffice/25.2.2.2$Windows_X86_64 LibreOffice_project/7370d4be9e3cf6031a51beef54ff3bda878e3fac</meta:generator>
    <meta:document-statistic meta:table-count="0" meta:image-count="2" meta:object-count="0" meta:page-count="1" meta:paragraph-count="7" meta:word-count="7" meta:character-count="19" meta:non-whitespace-character-count="19"/>
  </office:meta>
</office:document-meta>
</file>